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05125" officeooo:paragraph-rsid="00105125" style:font-size-asian="15.75pt" style:font-weight-asian="bold" style:font-size-complex="18pt" style:font-weight-complex="bold"/>
    </style:style>
    <style:style style:name="P2" style:family="paragraph" style:parent-style-name="Standard">
      <style:text-properties officeooo:paragraph-rsid="0012faed"/>
    </style:style>
    <style:style style:name="P3" style:family="paragraph" style:parent-style-name="Standard">
      <style:text-properties officeooo:paragraph-rsid="00130d78"/>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2bcbed" officeooo:paragraph-rsid="002bcbed" style:font-weight-asian="bold" style:font-weight-complex="bold"/>
    </style:style>
    <style:style style:name="P6" style:family="paragraph" style:parent-style-name="Standard">
      <style:text-properties fo:font-weight="bold" officeooo:rsid="002c74a1" officeooo:paragraph-rsid="002dddba" style:font-weight-asian="bold" style:font-weight-complex="bold"/>
    </style:style>
    <style:style style:name="P7" style:family="paragraph" style:parent-style-name="Standard">
      <style:text-properties fo:font-weight="bold" officeooo:rsid="002c74a1" officeooo:paragraph-rsid="0030c275" style:font-weight-asian="bold" style:font-weight-complex="bold"/>
    </style:style>
    <style:style style:name="P8" style:family="paragraph" style:parent-style-name="Standard">
      <style:text-properties fo:font-weight="bold" officeooo:rsid="002c74a1" officeooo:paragraph-rsid="00329ae3" style:font-weight-asian="bold" style:font-weight-complex="bold"/>
    </style:style>
    <style:style style:name="P9" style:family="paragraph" style:parent-style-name="Standard">
      <style:text-properties fo:font-weight="bold" officeooo:rsid="002c74a1" officeooo:paragraph-rsid="00346728" style:font-weight-asian="bold" style:font-weight-complex="bold"/>
    </style:style>
    <style:style style:name="P10" style:family="paragraph" style:parent-style-name="Standard">
      <style:text-properties fo:font-weight="bold" officeooo:rsid="0022c735" officeooo:paragraph-rsid="0022c735" style:font-weight-asian="bold" style:font-weight-complex="bold"/>
    </style:style>
    <style:style style:name="P11" style:family="paragraph" style:parent-style-name="Standard">
      <style:text-properties fo:font-weight="bold" officeooo:rsid="0022c735" officeooo:paragraph-rsid="002e00e6" style:font-weight-asian="bold" style:font-weight-complex="bold"/>
    </style:style>
    <style:style style:name="P12" style:family="paragraph" style:parent-style-name="Standard">
      <style:text-properties fo:font-weight="bold" officeooo:rsid="0022c735" officeooo:paragraph-rsid="002fd247" style:font-weight-asian="bold" style:font-weight-complex="bold"/>
    </style:style>
    <style:style style:name="P13" style:family="paragraph" style:parent-style-name="Standard">
      <style:text-properties fo:font-weight="bold" officeooo:rsid="0022c735" officeooo:paragraph-rsid="0030c275" style:font-weight-asian="bold" style:font-weight-complex="bold"/>
    </style:style>
    <style:style style:name="P14" style:family="paragraph" style:parent-style-name="Standard">
      <style:text-properties fo:font-weight="bold" officeooo:rsid="002e00e6" officeooo:paragraph-rsid="0022c735" style:font-weight-asian="bold" style:font-weight-complex="bold"/>
    </style:style>
    <style:style style:name="P15" style:family="paragraph" style:parent-style-name="Standard">
      <style:text-properties fo:font-weight="bold" officeooo:rsid="002e00e6" officeooo:paragraph-rsid="002fd247" style:font-weight-asian="bold" style:font-weight-complex="bold"/>
    </style:style>
    <style:style style:name="P16" style:family="paragraph" style:parent-style-name="Standard">
      <style:text-properties fo:font-weight="bold" officeooo:rsid="002e00e6" officeooo:paragraph-rsid="0030c275" style:font-weight-asian="bold" style:font-weight-complex="bold"/>
    </style:style>
    <style:style style:name="P17" style:family="paragraph" style:parent-style-name="Standard">
      <style:text-properties fo:font-weight="bold" officeooo:rsid="002dddba" officeooo:paragraph-rsid="0030c275" style:font-weight-asian="bold" style:font-weight-complex="bold"/>
    </style:style>
    <style:style style:name="P18" style:family="paragraph" style:parent-style-name="Standard">
      <style:text-properties fo:font-weight="bold" officeooo:paragraph-rsid="0022c735" style:font-weight-asian="bold" style:font-weight-complex="bold"/>
    </style:style>
    <style:style style:name="P19" style:family="paragraph" style:parent-style-name="Standard">
      <style:text-properties fo:font-weight="bold" officeooo:rsid="00393544" officeooo:paragraph-rsid="003b6ffc" style:font-weight-asian="bold" style:font-weight-complex="bold"/>
    </style:style>
    <style:style style:name="P20" style:family="paragraph" style:parent-style-name="Standard">
      <style:text-properties officeooo:rsid="00130d78" officeooo:paragraph-rsid="00130d78"/>
    </style:style>
    <style:style style:name="P21" style:family="paragraph" style:parent-style-name="Standard">
      <style:text-properties officeooo:rsid="001731e5" officeooo:paragraph-rsid="00199be0"/>
    </style:style>
    <style:style style:name="P22" style:family="paragraph" style:parent-style-name="Standard">
      <style:text-properties officeooo:rsid="00199be0" officeooo:paragraph-rsid="00199be0"/>
    </style:style>
    <style:style style:name="P23" style:family="paragraph" style:parent-style-name="Standard">
      <style:text-properties officeooo:rsid="001c1d1d" officeooo:paragraph-rsid="001c1d1d"/>
    </style:style>
    <style:style style:name="P24" style:family="paragraph" style:parent-style-name="Standard">
      <style:text-properties officeooo:rsid="0020111f" officeooo:paragraph-rsid="0020111f"/>
    </style:style>
    <style:style style:name="P25" style:family="paragraph" style:parent-style-name="Standard">
      <style:text-properties officeooo:rsid="0020111f" officeooo:paragraph-rsid="0022c735"/>
    </style:style>
    <style:style style:name="P26" style:family="paragraph" style:parent-style-name="Standard">
      <style:text-properties officeooo:rsid="002136da" officeooo:paragraph-rsid="002136da"/>
    </style:style>
    <style:style style:name="P27" style:family="paragraph" style:parent-style-name="Standard">
      <style:text-properties officeooo:paragraph-rsid="0022c735"/>
    </style:style>
    <style:style style:name="P28" style:family="paragraph" style:parent-style-name="Standard">
      <style:text-properties officeooo:paragraph-rsid="0023a839"/>
    </style:style>
    <style:style style:name="P29" style:family="paragraph" style:parent-style-name="Standard">
      <style:text-properties officeooo:paragraph-rsid="002796b9"/>
    </style:style>
    <style:style style:name="P30" style:family="paragraph" style:parent-style-name="Standard">
      <style:text-properties officeooo:rsid="0022c735" officeooo:paragraph-rsid="0022c735"/>
    </style:style>
    <style:style style:name="P31" style:family="paragraph" style:parent-style-name="Standard">
      <style:text-properties officeooo:rsid="0022c735" officeooo:paragraph-rsid="002e00e6"/>
    </style:style>
    <style:style style:name="P32" style:family="paragraph" style:parent-style-name="Standard">
      <style:text-properties officeooo:rsid="0022c735" officeooo:paragraph-rsid="002fd247"/>
    </style:style>
    <style:style style:name="P33" style:family="paragraph" style:parent-style-name="Standard">
      <style:text-properties officeooo:rsid="0022c735" officeooo:paragraph-rsid="0030c275"/>
    </style:style>
    <style:style style:name="P34" style:family="paragraph" style:parent-style-name="Standard">
      <style:text-properties officeooo:rsid="002c74a1" officeooo:paragraph-rsid="002c74a1"/>
    </style:style>
    <style:style style:name="P35" style:family="paragraph" style:parent-style-name="Standard">
      <style:text-properties officeooo:rsid="002c74a1" officeooo:paragraph-rsid="002dddba"/>
    </style:style>
    <style:style style:name="P36" style:family="paragraph" style:parent-style-name="Standard">
      <style:text-properties officeooo:rsid="002c74a1" officeooo:paragraph-rsid="00329ae3"/>
    </style:style>
    <style:style style:name="P37" style:family="paragraph" style:parent-style-name="Standard">
      <style:text-properties fo:font-weight="normal" officeooo:rsid="002c74a1" officeooo:paragraph-rsid="002dddba" style:font-weight-asian="normal" style:font-weight-complex="normal"/>
    </style:style>
    <style:style style:name="P38" style:family="paragraph" style:parent-style-name="Standard">
      <style:text-properties fo:font-weight="normal" officeooo:rsid="002c74a1" officeooo:paragraph-rsid="0030c275" style:font-weight-asian="normal" style:font-weight-complex="normal"/>
    </style:style>
    <style:style style:name="P39" style:family="paragraph" style:parent-style-name="Standard">
      <style:text-properties fo:font-weight="normal" officeooo:rsid="002c74a1" officeooo:paragraph-rsid="00329ae3" style:font-weight-asian="normal" style:font-weight-complex="normal"/>
    </style:style>
    <style:style style:name="P40" style:family="paragraph" style:parent-style-name="Standard">
      <style:text-properties fo:font-weight="normal" officeooo:rsid="002c74a1" officeooo:paragraph-rsid="00346728" style:font-weight-asian="normal" style:font-weight-complex="normal"/>
    </style:style>
    <style:style style:name="P41" style:family="paragraph" style:parent-style-name="Standard">
      <style:text-properties fo:font-weight="normal" officeooo:rsid="0022c735" officeooo:paragraph-rsid="002e00e6" style:font-weight-asian="normal" style:font-weight-complex="normal"/>
    </style:style>
    <style:style style:name="P42" style:family="paragraph" style:parent-style-name="Standard">
      <style:text-properties fo:font-weight="normal" officeooo:rsid="00393544" officeooo:paragraph-rsid="003b6ffc" style:font-weight-asian="normal" style:font-weight-complex="normal"/>
    </style:style>
    <style:style style:name="P43" style:family="paragraph" style:parent-style-name="Standard">
      <style:text-properties fo:font-weight="normal" officeooo:rsid="003b6ffc" officeooo:paragraph-rsid="003b6ffc" style:font-weight-asian="normal" style:font-weight-complex="normal"/>
    </style:style>
    <style:style style:name="P44" style:family="paragraph" style:parent-style-name="Standard">
      <style:text-properties officeooo:rsid="002e00e6" officeooo:paragraph-rsid="0022c735"/>
    </style:style>
    <style:style style:name="P45" style:family="paragraph" style:parent-style-name="Standard">
      <style:text-properties officeooo:rsid="003586c2" officeooo:paragraph-rsid="003586c2"/>
    </style:style>
    <style:style style:name="P46" style:family="paragraph" style:parent-style-name="Standard">
      <style:text-properties officeooo:rsid="00393544" officeooo:paragraph-rsid="00393544"/>
    </style:style>
    <style:style style:name="P47" style:family="paragraph" style:parent-style-name="Standard">
      <style:text-properties officeooo:rsid="00393544" officeooo:paragraph-rsid="003b0f0b"/>
    </style:style>
    <style:style style:name="P48" style:family="paragraph" style:parent-style-name="Standard">
      <style:text-properties officeooo:rsid="003b0f0b" officeooo:paragraph-rsid="003b0f0b"/>
    </style:style>
    <style:style style:name="P49" style:family="paragraph" style:parent-style-name="Standard">
      <style:paragraph-properties fo:margin-left="1.251cm" fo:margin-right="0cm" fo:text-indent="0cm" style:auto-text-indent="false"/>
      <style:text-properties officeooo:paragraph-rsid="00130d78"/>
    </style:style>
    <style:style style:name="P50" style:family="paragraph" style:parent-style-name="Standard">
      <style:text-properties fo:font-weight="bold" officeooo:rsid="00393544" officeooo:paragraph-rsid="003b6ffc" style:font-weight-asian="bold" style:font-weight-complex="bold"/>
    </style:style>
    <style:style style:name="P51" style:family="paragraph" style:parent-style-name="Standard">
      <style:text-properties fo:font-weight="normal" officeooo:rsid="003fb3ca" officeooo:paragraph-rsid="003fb3ca" style:font-weight-asian="normal" style:font-weight-complex="normal"/>
    </style:style>
    <style:style style:name="P52" style:family="paragraph" style:parent-style-name="Standard">
      <style:text-properties fo:font-weight="normal" officeooo:rsid="00393544" officeooo:paragraph-rsid="003b6ffc" style:font-weight-asian="normal" style:font-weight-complex="normal"/>
    </style:style>
    <style:style style:name="P53" style:family="paragraph" style:parent-style-name="Standard">
      <style:text-properties fo:font-weight="normal" officeooo:rsid="0040df39" officeooo:paragraph-rsid="0040df39" style:font-weight-asian="normal" style:font-weight-complex="normal"/>
    </style:style>
    <style:style style:name="P54" style:family="paragraph" style:parent-style-name="Standard">
      <style:text-properties fo:font-weight="normal" officeooo:rsid="00423ef7" officeooo:paragraph-rsid="00423ef7" style:font-weight-asian="normal" style:font-weight-complex="normal"/>
    </style:style>
    <style:style style:name="T1" style:family="text">
      <style:text-properties officeooo:rsid="0012faed"/>
    </style:style>
    <style:style style:name="T2" style:family="text">
      <style:text-properties fo:color="#ce181e"/>
    </style:style>
    <style:style style:name="T3" style:family="text">
      <style:text-properties fo:color="#ce181e" officeooo:rsid="001731e5"/>
    </style:style>
    <style:style style:name="T4" style:family="text">
      <style:text-properties fo:color="#ce181e" officeooo:rsid="00189140"/>
    </style:style>
    <style:style style:name="T5" style:family="text">
      <style:text-properties fo:color="#ce181e" officeooo:rsid="00199be0"/>
    </style:style>
    <style:style style:name="T6" style:family="text">
      <style:text-properties officeooo:rsid="00130d78"/>
    </style:style>
    <style:style style:name="T7" style:family="text">
      <style:text-properties fo:font-weight="bold" style:font-weight-asian="bold" style:font-weight-complex="bold"/>
    </style:style>
    <style:style style:name="T8" style:family="text">
      <style:text-properties fo:font-weight="bold" officeooo:rsid="0012faed" style:font-weight-asian="bold" style:font-weight-complex="bold"/>
    </style:style>
    <style:style style:name="T9" style:family="text">
      <style:text-properties fo:font-weight="bold" officeooo:rsid="00130d78" style:font-weight-asian="bold" style:font-weight-complex="bold"/>
    </style:style>
    <style:style style:name="T10" style:family="text">
      <style:text-properties fo:font-weight="bold" officeooo:rsid="002dddba" style:font-weight-asian="bold" style:font-weight-complex="bold"/>
    </style:style>
    <style:style style:name="T11" style:family="text">
      <style:text-properties fo:font-weight="bold" officeooo:rsid="00329ae3" style:font-weight-asian="bold" style:font-weight-complex="bold"/>
    </style:style>
    <style:style style:name="T12" style:family="text">
      <style:text-properties fo:font-weight="bold" officeooo:rsid="003e7ab1" style:font-weight-asian="bold" style:font-weight-complex="bold"/>
    </style:style>
    <style:style style:name="T13" style:family="text">
      <style:text-properties officeooo:rsid="0014910b"/>
    </style:style>
    <style:style style:name="T14" style:family="text">
      <style:text-properties officeooo:rsid="0015f85c"/>
    </style:style>
    <style:style style:name="T15" style:family="text">
      <style:text-properties officeooo:rsid="00189140"/>
    </style:style>
    <style:style style:name="T16" style:family="text">
      <style:text-properties officeooo:rsid="001b65ca"/>
    </style:style>
    <style:style style:name="T17" style:family="text">
      <style:text-properties officeooo:rsid="001c34b1"/>
    </style:style>
    <style:style style:name="T18" style:family="text">
      <style:text-properties officeooo:rsid="0021976d"/>
    </style:style>
    <style:style style:name="T19" style:family="text">
      <style:text-properties officeooo:rsid="0023a839"/>
    </style:style>
    <style:style style:name="T20" style:family="text">
      <style:text-properties officeooo:rsid="002549b9"/>
    </style:style>
    <style:style style:name="T21" style:family="text">
      <style:text-properties officeooo:rsid="00273d7c"/>
    </style:style>
    <style:style style:name="T22" style:family="text">
      <style:text-properties officeooo:rsid="002bcbed"/>
    </style:style>
    <style:style style:name="T23" style:family="text">
      <style:text-properties officeooo:rsid="002dddba"/>
    </style:style>
    <style:style style:name="T24" style:family="text">
      <style:text-properties officeooo:rsid="002e00e6"/>
    </style:style>
    <style:style style:name="T25" style:family="text">
      <style:text-properties officeooo:rsid="002fd247"/>
    </style:style>
    <style:style style:name="T26" style:family="text">
      <style:text-properties officeooo:rsid="0030c275"/>
    </style:style>
    <style:style style:name="T27" style:family="text">
      <style:text-properties officeooo:rsid="00371216"/>
    </style:style>
    <style:style style:name="T28" style:family="text">
      <style:text-properties officeooo:rsid="003b0f0b"/>
    </style:style>
    <style:style style:name="T29" style:family="text">
      <style:text-properties officeooo:rsid="003c415e"/>
    </style:style>
    <style:style style:name="T30" style:family="text">
      <style:text-properties officeooo:rsid="003c8c62"/>
    </style:style>
    <style:style style:name="T31" style:family="text">
      <style:text-properties officeooo:rsid="003dc866"/>
    </style:style>
    <style:style style:name="T32" style:family="text">
      <style:text-properties officeooo:rsid="003fb3ca"/>
    </style:style>
    <style:style style:name="T33" style:family="text">
      <style:text-properties officeooo:rsid="0040df39"/>
    </style:style>
    <style:style style:name="T34" style:family="text">
      <style:text-properties officeooo:rsid="0041b6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stage</text:p>
      <text:p text:style-name="Standard"/>
      <text:p text:style-name="Standard"><text:span text:style-name="T7">Introduction</text:span>: <text:span text:style-name="T2">Contexte, </text:span><text:span text:style-name="T3">problématique</text:span><text:span text:style-name="T2">, objectifs, méthodologie, plan</text:span><text:tab/></text:p>
      <text:p text:style-name="P2"><text:span text:style-name="T8">Chapitre</text:span><text:span text:style-name="T1"> </text:span><text:span text:style-name="T8">1</text:span><text:span text:style-name="T1">: </text:span>Cadre théorique</text:p>
      <text:p text:style-name="P2"><text:span text:style-name="T1"><text:tab/>1.1<text:tab/></text:span>Présentation de <text:span text:style-name="T13">S</text:span>implon et AUF <text:span text:style-name="T2">et du réferentiel</text:span>,</text:p>
      <text:p text:style-name="P2"><text:span text:style-name="T1"><text:tab/>1.2<text:tab/>P</text:span>résentation de <text:span text:style-name="T6">Samane Corporation</text:span></text:p>
      <text:p text:style-name="P2"><text:span text:style-name="T1"><text:tab/>1.3<text:tab/>P</text:span>résentation du cahier des charges du projet, problématique <text:span text:style-name="T6">et</text:span> objectifs</text:p>
      <text:p text:style-name="P3"><text:span text:style-name="T9">Chapitre</text:span><text:span text:style-name="T6"> </text:span><text:span text:style-name="T9">2</text:span><text:span text:style-name="T6">: </text:span>Analyse et conception : modélisation du système</text:p>
      <text:p text:style-name="P20">2.1<text:tab/></text:p>
      <text:p text:style-name="P3"><text:span text:style-name="T9">Chapitre 3</text:span><text:span text:style-name="T6">: I</text:span>mplémentation de la solution: </text:p>
      <text:p text:style-name="P49"><text:span text:style-name="T6">3.1<text:tab/>C</text:span>hoix technologiques</text:p>
      <text:p text:style-name="P49"><text:span text:style-name="T6">3.2<text:tab/>M</text:span>éthodologie de projet</text:p>
      <text:p text:style-name="P49"><text:span text:style-name="T6">3.3<text:tab/>C</text:span>ode</text:p>
      <text:p text:style-name="P49"><text:span text:style-name="T6">3.4<text:tab/>S</text:span>écurité <text:span text:style-name="T6">de l’application</text:span></text:p>
      <text:p text:style-name="P49"><text:span text:style-name="T6">3.5<text:tab/>T</text:span>est</text:p>
      <text:p text:style-name="P49"><text:span text:style-name="T6">3.6<text:tab/>D</text:span>éploiement<text:tab/><text:tab/><text:tab/><text:tab/><text:tab/><text:tab/></text:p>
      <text:p text:style-name="P4">Conclusion</text:p>
      <text:p text:style-name="Standard"/>
      <text:p text:style-name="Standard"/>
      <text:p text:style-name="Standard"/>
      <text:p text:style-name="P3"><text:span text:style-name="T7">Introduction</text:span>: <text:span text:style-name="T2">Contexte, </text:span><text:span text:style-name="T5">problématique</text:span><text:span text:style-name="T2">, objectifs, méthodologie, plan</text:span></text:p>
      <text:p text:style-name="P3"/>
      <text:p text:style-name="P3"><text:tab/>Une des tendances les plus en vue et qui concerne tous les secteurs de développement est</text:p>
      <text:p text:style-name="P3">l’informatisation. Depuis l’apparition de l’informatique et son introduction dans le monde</text:p>
      <text:p text:style-name="P3">économique, les entreprises et les entités publiques aspirent à optimiser et à rendre fiable la</text:p>
      <text:p text:style-name="P3">gestion de leurs structures internes <text:span text:style-name="T14">en utilisant l’informatique</text:span>.</text:p>
      <text:p text:style-name="P21"><text:span text:style-name="T15">C’est a</text:span>insi dans le cadre de notre <text:span text:style-name="T15">stage, effectué à Samane Corporation qui s’inscrit dans le cadre de la mise en pratique des connaissances acquises lors de notre formation à Simplon, qu’on nous a confié la mission de développer une plateforme de gestion des activités d’une entreprise </text:span><text:span text:style-name="T4">(ou d’un hôtel)</text:span><text:span text:style-name="T15">.</text:span></text:p>
      <text:p text:style-name="P21"/>
      <text:p text:style-name="P22">Aujourd’hui les entreprises sont confrontées à des problèmes de comment gérer leurs structures avec leurs nombreuses données qui doivent être collectées et sauvegardées <text:span text:style-name="T16">pour</text:span> ainsi exploitées plus tard.</text:p>
      <text:p text:style-name="P22"/>
      <text:p text:style-name="P23">L’objectif de notre travail est de mettre en place une plateforme <text:span text:style-name="T17">de gestion des activités d’une hôtel qui permettra la gestion des agendas, gestion des clients, gestion de la caisse, gestion du stock, gestion des statistiques, paramétrages du système et une aide pour la documentation.</text:span></text:p>
      <text:p text:style-name="P23"/>
      <text:p text:style-name="P24">Pour mener à bien notre travail nous utiliserons les méthodologies de gestion de projet, de suivi de projet, et l’utilisation d’outils pour la modélisation du système, la communication.</text:p>
      <text:p text:style-name="P24"/>
      <text:p text:style-name="P26">Ainsi <text:span text:style-name="T18">nous </text:span>commençons dans ce rapport à parler du cadre théorique du projet dans le Chapitre 1. <text:span text:style-name="T18">En suite d</text:span>ans le Chapitre 2 nous détaillerons les différentes phase de l’analyse et conception du système qui sera mise en place. <text:span text:style-name="T18">Puis d</text:span>ans le Chapitre 3 <text:span text:style-name="T18">nous détaillerons les différentes phases de l’implémentation de la solution et en fin nous terminerons par une conclusion.<text:tab/></text:span></text:p>
      <text:p text:style-name="P24"/>
      <text:p text:style-name="P24"/>
      <text:p text:style-name="P24"/>
      <text:p text:style-name="P24"/>
      <text:p text:style-name="P24"/>
      <text:p text:style-name="P24"/>
      <text:p text:style-name="P24"><text:soft-page-break/></text:p>
      <text:p text:style-name="P27"><text:span text:style-name="T8">Chapitre</text:span><text:span text:style-name="T1"> </text:span><text:span text:style-name="T8">1</text:span><text:span text:style-name="T1">: </text:span>Cadre théorique</text:p>
      <text:p text:style-name="P27"><text:span text:style-name="T1"><text:tab/>1.1<text:tab/></text:span>Présentation de <text:span text:style-name="T13">S</text:span>implon et AUF <text:span text:style-name="T2">et du réferentiel</text:span></text:p>
      <text:p text:style-name="P30">1.1.1 <text:s/>Présentation de Simplon</text:p>
      <text:p text:style-name="P27"/>
      <text:p text:style-name="P27"><text:span text:style-name="T20">Créée en 2013 en France, Simplon est</text:span> un réseau de fabriques numériques et inclusives en France et à l’étranger.</text:p>
      <text:p text:style-name="P27"><text:span text:style-name="T20">Elle a</text:span> formé gratuitement plus de 11 476 Simplonien.nes depuis 2013, dont 37% de femmes et 55% de personnes peu ou pas diplômées.</text:p>
      <text:p text:style-name="P27"><text:span text:style-name="T21">Simplon est </text:span>une entreprise sociale et solidaire qui entend faire du numérique un véritable levier d’inclusion pour révéler des talents différents peu représentés dans le digital et les métiers techniques du numérique.</text:p>
      <text:p text:style-name="P27"><text:span text:style-name="T21">Elle accompagne les</text:span> organisations pour que leur transformation digitale reste inclusive, et construi<text:span text:style-name="T21">t</text:span> pour elles des sites et des applications performantes.</text:p>
      <text:p text:style-name="P28"><text:span text:style-name="T19">De </text:span>manière indirecte, <text:span text:style-name="T21">elle</text:span> agi<text:span text:style-name="T21">zeq</text:span> également dans le domaine de la médiation numérique et de l'apprentissage du numérique créatif auprès des enfants.</text:p>
      <text:p text:style-name="P28"/>
      <text:p text:style-name="P28">Simplon s’implante au Sénégal en 2017, en partenariat avec Orange, par la création d’une école de code franchisée : la « Sonatel Academy ». Avec le soutien de la Fondation Société Générale et de l’Agence Universitaire de la Francophonie, une seconde fabrique ouvre ses porte dès 2018. En 2 ans, ce sont plus de 400 apprenants.es qui ont été formés aux métiers du numérique, avec un taux de sortie positive de plus de 75% à la suite des formations.</text:p>
      <text:p text:style-name="P28"/>
      <text:p text:style-name="P29">Pour diffuser son impact sur l’ensemble du territoire, auprès des publics éloignés de l’emploi et impactés par la révolution numérique, Simplon multiplie ses activités et partenariats au Sénégal. À titre d’exemple, les programmes Women in Tech et Simplon Kids ont permis d'acculturer au numérique 50 femmes et 400 enfants en 2019.</text:p>
      <text:p text:style-name="P29">Nos objectifs : anticiper les nouveaux métiers, faciliter et maintenir l’employabilité, outiller la conduite du changement des entreprises. </text:p>
      <text:p text:style-name="P27"/>
      <text:p text:style-name="P27"/>
      <text:p text:style-name="P30"><text:tab/>1.1.2 Présentation <text:s/>de AUF</text:p>
      <text:p text:style-name="P30">L’Agence Universitaire de la Francophonie (AUF) regroupe 1007 universités, grandes écoles, réseaux universitaires et centres de recherche scientifique utilisant la langue française dans 119 pays. Créée il y a près de 60 ans, elle est l’une des plus importantes associations d’établissements d’enseignement supérieur et de recherche au monde. Elle est également l’opérateur pour l’enseignement supérieur et la recherche du Sommet de la Francophonie. À ce titre, elle met en œuvre, dans son champ de compétences, les résolutions adoptées par la Conférence des chefs d’État et de gouvernement des pays ayant le français en partage.</text:p>
      <text:p text:style-name="P30"/>
      <text:p text:style-name="P30">Notre mission : Agir pour une francophonie universitaire solidaire engagée dans le développement</text:p>
      <text:p text:style-name="P30">Dans le respect de la diversité des cultures et des langues, l’AUF agit pour une francophonie universitaire engagée dans le développement économique, social et culturel des sociétés. Selon sa stratégie 2017-2021, elle accompagne les établissements d’enseignement supérieur et de recherche pour relever 3 grands défis : la qualité de la formation, de la recherche et de la gouvernance universitaire ; l’insertion professionnelle et l’employabilité des diplômés ; l’implication dans le développement global des sociétés.</text:p>
      <text:p text:style-name="P30"/>
      <text:p text:style-name="P30">Notre méthode : Des projets structurants pour une amélioration concrète de l’enseignement supérieur</text:p>
      <text:p text:style-name="P30">L’AUF favorise la solidarité entre les établissements d’enseignement supérieur et de recherche pour la mise en place de projets qui transforment concrètement le système universitaire. Elle s’associe <text:soft-page-break/>avec de nombreux partenaires : entreprises privées et leurs fondations, États et gouvernements, agences nationales d’aide au développement, organisations internationales, organisations non gouvernementales, et associations universitaires, scientifiques et culturelles. Ses équipes à travers le monde apportent suivi et conseils pour la conception et le suivi de projets, facilitent le partage de bonnes pratiques, de l’expertise et des innovations.</text:p>
      <text:p text:style-name="P30"/>
      <text:p text:style-name="P34">1.1.3<text:tab/>Référentiel de la formation</text:p>
      <text:p text:style-name="P34"/>
      <text:p text:style-name="P35"><text:span text:style-name="T23">La fabrique numérique Simplon propose chaque année un référentiel qui définit un ensemble de compétences qui doivent être valider par les apprenants.es. <text:s/>Pour la p</text:span>romotion de l’année 2020-2021 <text:s/>dénommée P3 <text:span text:style-name="T23">Simplon, le référentiel est composé de huit compétences décomposées par niveau:</text:span></text:p>
      <text:p text:style-name="P35"/>
      <text:p text:style-name="P6"><text:tab/><text:span text:style-name="T23">1- </text:span>Maquetter une application</text:p>
      <text:p text:style-name="P6"/>
      <text:p text:style-name="P35"><text:tab/><text:span text:style-name="T10">Niveau 1 :</text:span></text:p>
      <text:p text:style-name="P6">Groupe d'actions à réaliser</text:p>
      <text:p text:style-name="P35">A partir de la capture d'écran d'une maquette réalisée avec un outil :</text:p>
      <text:p text:style-name="P35"/>
      <text:p text:style-name="P35">- je reproduis la maquette avec le même outil</text:p>
      <text:p text:style-name="P35">- je décris les éléments de la charte graphique utilisée ainsi que les éléments de sécurité prévus.</text:p>
      <text:p text:style-name="P35">- je formalise les enchaînements des interfaces en m'inspirant du modèle fourni.</text:p>
      <text:p text:style-name="P35">- je justifie le choix de l'ergonomie pour une expérience utilisateur réussie.</text:p>
      <text:p text:style-name="P35"/>
      <text:p text:style-name="P35"/>
      <text:p text:style-name="P6">Critères d'évaluation</text:p>
      <text:p text:style-name="P35">La maquette est conforme à la maquette initiale. Les enchaînements d'interfaces sont formalisés sur un schéma. Les éléments de charte graphique, de sécurité, d'ergonomie et d'adaptabilité sont identifiés et décrits à l'oral ou sur un document. </text:p>
      <text:p text:style-name="P35"/>
      <text:p text:style-name="P35"><text:tab/><text:span text:style-name="T10">Niveau 2 :</text:span></text:p>
      <text:p text:style-name="P6">Groupe d'actions à réaliser</text:p>
      <text:p text:style-name="P37">A partir d'une maquette fournie réalisée avec un outil désigné et d'une demande d'adaptation du client</text:p>
      <text:p text:style-name="P37">- je modifie la maquette fournie pour répondre à la demande du client</text:p>
      <text:p text:style-name="P37">- j'ajoute de nouvelles interfaces correspondant à la demande du client</text:p>
      <text:p text:style-name="P37"/>
      <text:p text:style-name="P6">Critères d'évaluation</text:p>
      <text:p text:style-name="P37">La maquette prend correctement en compte les nouvelles spécificités fonctionnelles, les enchaînements d'interfaces sont formalisés sur un schéma, les nouvelles interfaces respectent la charte graphique et la sécurité. Le contenu de la maquette est rédigé, en français ou en anglais, de façon adaptée à l’interlocuteur et sans faute.</text:p>
      <text:p text:style-name="P35"/>
      <text:p text:style-name="P6"><text:tab/><text:span text:style-name="T23">Niveau 3 :</text:span></text:p>
      <text:p text:style-name="P10">Groupe d'actions à réaliser</text:p>
      <text:p text:style-name="P30">À partir de cas d'utilisation ou de scénarios utilisateur, de la charte graphique et des exigences de sécurité identifiées, concevoir la maquette des interfaces utilisateurs de l’application, avec du contenu en langue française ou anglaise, y compris celles appropriées à l’équipement ciblé et en tenant compte de l’expérience utilisateur et pour un équipement mobile des spécificités ergonomiques. Formaliser les enchaînements des interfaces afin que l’utilisateur les valide ainsi que les maquettes.</text:p>
      <text:p text:style-name="P30"/>
      <text:p text:style-name="P30"><text:soft-page-break/></text:p>
      <text:p text:style-name="P10">Critères d'évaluation</text:p>
      <text:p text:style-name="P30">La maquette prend en compte les spécificités fonctionnelles décrites dans les cas d'utilisation ou les scénarios utilisateur L'enchaînement des écrans est formalisé par un schéma La maquette et l'enchaînement des écrans sont validés par l’utilisateur La maquette respecte la charte graphique de l’entreprise La maquette est conforme à l'expérience utilisateur et à l’équipement ciblé La maquette respecte les principes de sécurisation d’une interface utilisateur La maquette prend en compte les exigences de sécurité spécifiques de l’application Le contenu de la maquette est rédigé, en français ou en anglais, de façon adaptée à l’interlocuteur et sans faute.</text:p>
      <text:p text:style-name="P44"/>
      <text:p text:style-name="P14"><text:tab/>2- Réaliser une interface utilisateur web statique et adaptable</text:p>
      <text:p text:style-name="P30"/>
      <text:p text:style-name="P10"><text:tab/><text:span text:style-name="T24">Niveau 1 :</text:span></text:p>
      <text:p text:style-name="P10">Groupe d'actions à réaliser</text:p>
      <text:p text:style-name="P30">A partir d'une expression de besoin (maquette) et d'une interface utilisateur statique existante :</text:p>
      <text:p text:style-name="P30">- J'adapte le contenu de l'interface (changer le texte, ...)</text:p>
      <text:p text:style-name="P30">- J'apporte des changements mineurs dans la structure de l'interface (je rajoute un titre, un paragraphe, ...)</text:p>
      <text:p text:style-name="P30">- J'adapte la mise en forme de l'interface (changer la couleur d'un titre, changer la police, ...)</text:p>
      <text:p text:style-name="P30"/>
      <text:p text:style-name="P10">Critères d'évaluation</text:p>
      <text:p text:style-name="P30">L'interface est conforme à la demande de l'expression (maquette) de besoin :</text:p>
      <text:p text:style-name="P30">- Elle applique les changements nécessaires demandés dans l'expression de besoin</text:p>
      <text:p text:style-name="P30">- Elle reste fonctionnelle (pas de lien mort, ...)</text:p>
      <text:p text:style-name="P30">- Elle reste adaptable</text:p>
      <text:p text:style-name="P30"/>
      <text:p text:style-name="P11"><text:tab/><text:span text:style-name="T23">Niveau 2 :</text:span></text:p>
      <text:p text:style-name="P11">Groupe d'actions à réaliser</text:p>
      <text:p text:style-name="P41">A partir d'une expression de besoin (maquette) et d'une interface utilisateur statique existante (réalisée personnellement ou fournie par l'équipe pédagogique) :</text:p>
      <text:p text:style-name="P41">- J'apporte des changements majeurs à la structure de l'interface (ajout de nouveaux blocs fonctionnels, suppression de blocs <text:span text:style-name="T25">fonctionnels</text:span> existants, ...)</text:p>
      <text:p text:style-name="P41">- J'ajoute des pages à mon interface</text:p>
      <text:p text:style-name="P41">- J'ajoute des règles de mise en forme</text:p>
      <text:p text:style-name="P41"/>
      <text:p text:style-name="P11">Critères d'évaluation</text:p>
      <text:p text:style-name="P41">L'interface est conforme à la demande de l'expression de besoin (maquette) :</text:p>
      <text:p text:style-name="P41">- Elle applique les changements nécessaires demandés dans l'expression de besoin</text:p>
      <text:p text:style-name="P41">- Elle reste fonctionnelle (pas de lien mort, ...)</text:p>
      <text:p text:style-name="P41">- Elle reste adaptable</text:p>
      <text:p text:style-name="P41"/>
      <text:p text:style-name="P31"><text:tab/><text:span text:style-name="T10">Niveau 3 :</text:span></text:p>
      <text:p text:style-name="P10">Groupe d'actions à réaliser</text:p>
      <text:p text:style-name="P30">À partir de la maquette de l’interface à réaliser, de la charte graphique et à l'aide d'un langage de présentation, créer les pages web statiques et adaptables, y compris pour les équipements mobiles, afin d’obtenir un rendu visuel optimisé et adapté à l’équipement de l’utilisateur et à l’ensemble des navigateurs ciblés. Respecter les bonnes pratiques de structuration et de sécurité ainsi que les contraintes de l'architecture du matériel cible. Publier les pages web sur un serveur et les rendre visibles sur les moteurs de recherche. Rechercher des solutions pertinentes pour la résolution de problèmes techniques de rendu et d'accessibilité en utilisant de la documentation en langue française ou anglaise. Partager le résultat de sa veille avec ses pairs.</text:p>
      <text:p text:style-name="P30"/>
      <text:p text:style-name="P30"><text:soft-page-break/>Cette compétence s'exerce seul, ou en équipe quand l'ergonomie du site nécessite l'apport de compétences en web design pour la mise en page des informations et/ou des objets graphiques et multimédias. La compétence peut nécessiter l’utilisation d’un environnement de développement et d’un environnement de test pour les équipements ciblés y compris mobiles. La visibilité du site (référencement) dépend du public visé.</text:p>
      <text:p text:style-name="P30"/>
      <text:p text:style-name="P30"/>
      <text:p text:style-name="P10">Critères d'évaluation</text:p>
      <text:p text:style-name="P30">L'interface est conforme à la maquette de l'application Les pages web respectent la charte graphique de l'entreprise Les bonnes pratiques de structuration et de sécurité sont respectées y compris pour le web mobile Les pages web sont accessibles depuis les navigateurs ciblés y compris depuis un mobile Les pages web s’adaptent à la taille de l’écran Les pages web sont optimisées pour le web mobile Le site respecte les règles de référencement naturel Les pages web sont publiées sur un serveur L’objet de la recherche est exprimé de manière précise en langue française ou anglaise La documentation technique liée aux technologies associées, en français ou en anglais, est comprise (sans contre-sens, ...) La démarche de recherche permet de résoudre un problème technique ou de mettre en œuvre une nouvelle fonctionnalité Le partage du résultat de recherche et de veille est effectué, oralement ou par écrit, avec ses pairs.</text:p>
      <text:p text:style-name="P30"/>
      <text:p text:style-name="P15"><text:tab/><text:span text:style-name="T25">3</text:span>- Développer une interface utilisateur web dynamique</text:p>
      <text:p text:style-name="P32"/>
      <text:p text:style-name="P12"><text:tab/><text:span text:style-name="T24">Niveau 1 :</text:span></text:p>
      <text:p text:style-name="P12">Groupe d'actions à réaliser</text:p>
      <text:p text:style-name="P32">A partir d'une expression de besoin et d'une page dynamique existante, j'apporte des modifications mineures à la page :</text:p>
      <text:p text:style-name="P32">- au niveau du contenu de l'interface, de sa structure ou de sa mise en forme,</text:p>
      <text:p text:style-name="P32">- au niveau des traitements côté client (validation de champs de saisie, etc).</text:p>
      <text:p text:style-name="P32"/>
      <text:p text:style-name="P32">Critères d'évaluation</text:p>
      <text:p text:style-name="P32">L'interface est conforme à l'expression du besoin :</text:p>
      <text:p text:style-name="P32">- les changements modifiés ont été appliqués,</text:p>
      <text:p text:style-name="P32">- les traitements côté client fonctionnent toujours,</text:p>
      <text:p text:style-name="P32">- l'apparence de la page reste conforme aux exigences du client.</text:p>
      <text:p text:style-name="P32"/>
      <text:p text:style-name="P12"><text:tab/><text:span text:style-name="T24">Niveau 2 :</text:span></text:p>
      <text:p text:style-name="P12">Groupe d'actions à réaliser</text:p>
      <text:p text:style-name="P30">A partir du besoin exprimé et d'une page dynamique existante (réalisée ou non par l'apprenant) :</text:p>
      <text:p text:style-name="P30">- je réalise des modifications majeures (ajout de champs ou de traitements côté client),</text:p>
      <text:p text:style-name="P30">- j'ajoute des pages dynamiques,</text:p>
      <text:p text:style-name="P30">- j'ajoute des tests des traitements côté client qui n'auraient pas été pris en charge jusque-là.</text:p>
      <text:p text:style-name="P30"/>
      <text:p text:style-name="P10">Critères d'évaluation</text:p>
      <text:p text:style-name="P30">L'interface est conforme à l'expression du besoin :</text:p>
      <text:p text:style-name="P30">- les changements modifiés ont été appliqués,</text:p>
      <text:p text:style-name="P30">- les traitements côté client fonctionnent toujours,</text:p>
      <text:p text:style-name="P30">- l'apparence de la page reste conforme aux exigences du client.</text:p>
      <text:p text:style-name="P30"/>
      <text:p text:style-name="P30">De plus, je veille à garder à jour la documentation du code et des traitements client ainsi que les tests (fonctionnels mais aussi orientés sécurité).</text:p>
      <text:p text:style-name="P30"/>
      <text:p text:style-name="P30"/>
      <text:p text:style-name="P30"/>
      <text:p text:style-name="P12"><text:soft-page-break/><text:tab/><text:span text:style-name="T24">Niveau 3 :</text:span></text:p>
      <text:p text:style-name="P13">Groupe d'actions à réaliser</text:p>
      <text:p text:style-name="P30">À partir de l'interface utilisateur web statique et adaptable, de la charte graphique et dans le respect des bonnes pratiques de développement et de sécurisation d'application web : développer, tester et documenter les traitements coté client, afin d’obtenir une page web dynamique et d’améliorer l’expérience utilisateur en particulier pour les équipements mobiles. Optimiser l’application web pour une utilisation sur les équipements mobiles. Publier l’application web et la rendre visible sur les moteurs de recherche. Pratiquer une veille technologique, y compris en anglais, pour résoudre un problème technique ou mettre en œuvre une nouvelle fonctionnalité ainsi que pour s’informer sur la sécurité informatique et les vulnérabilités connues. Partager le résultat de sa veille avec ses pairs.</text:p>
      <text:p text:style-name="P30"/>
      <text:p text:style-name="P10">Critères d'évaluation</text:p>
      <text:p text:style-name="P30">Les pages web respectent la charte graphique de l'entreprise Les pages web sont conformes à l’expérience utilisateur y compris pour l’expérience mobile. L'architecture de l'application répond aux bonnes pratiques de développement et de sécurisation d'application web L’application web est optimisée pour les équipements mobiles Le code source est documenté ou auto-documenté L'application web est publiée sur un serveur Les tests garantissent que les pages web répondent aux exigences décrites dans le cahier des charges Les tests de sécurité suivent un plan reconnu par la profession L’objet de la recherche est exprimé de manière précise en langue française ou anglaise La documentation technique liée aux technologies associées, en français ou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veille est effectué oralement ou par écrit avec ses pairs.</text:p>
      <text:p text:style-name="P30"/>
      <text:p text:style-name="P16"><text:tab/><text:span text:style-name="T26">4</text:span>- Réaliser une interface utilisateur avec une solution de gestion de contenu</text:p>
      <text:p text:style-name="P30"/>
      <text:p text:style-name="P17">Niveau 1 :</text:p>
      <text:p text:style-name="P7">Groupe d'actions à réaliser</text:p>
      <text:p text:style-name="P38">À partir d'un site existant développé à l'aide d'une solution de gestion de contenu ou e-commerce, créer une copie conforme qui utilise le même thème et les mêmes fonctionnalités. Les modifications se feront via le back-office.</text:p>
      <text:p text:style-name="P38">Le site sera publié sur un serveur et plusieurs comptes utilisateurs (avec plusieurs rôles) seront mis en place.</text:p>
      <text:p text:style-name="P38"/>
      <text:p text:style-name="P7">Critères d'évaluation</text:p>
      <text:p text:style-name="P38">- Installer une solution de type CMS ou e-commerce</text:p>
      <text:p text:style-name="P38">- Construire la structure du site</text:p>
      <text:p text:style-name="P38">- Utiliser un gabarit de mise en page fourni dans la solution installée</text:p>
      <text:p text:style-name="P38">- Installer un gabarit de mise en page externe</text:p>
      <text:p text:style-name="P38">- Publier le site vitrine ou la boutique en ligne sur un serveur web</text:p>
      <text:p text:style-name="P38">- Respecter les règles orthographiques et grammaticales lors de la rédaction de documents</text:p>
      <text:p text:style-name="P38"/>
      <text:p text:style-name="P36"><text:span text:style-name="T10">Niveau </text:span><text:span text:style-name="T11">2</text:span><text:span text:style-name="T10"> :</text:span></text:p>
      <text:p text:style-name="P8">Groupe d'actions à réaliser</text:p>
      <text:p text:style-name="P38">À partir d'un site existant développé à l'aide d'une solution de gestion de contenu ou e-commerce, ajouter différentes fonctionnalités (multilingue, RGPD, suivi d'analyse, sécurité, SEO, SEM). Le thème devra être modifié pour respecter les spécifications techniques.</text:p>
      <text:p text:style-name="P38">Le site sera publié sur un serveur et plusieurs comptes utilisateurs (avec plusieurs rôles) seront mis en place.</text:p>
      <text:p text:style-name="P38"/>
      <text:p text:style-name="P38"><text:soft-page-break/></text:p>
      <text:p text:style-name="P7">Critères d'évaluation</text:p>
      <text:p text:style-name="P38">- Installer une solution de type CMS ou e-commerce</text:p>
      <text:p text:style-name="P38">- Maintenir, y compris sur les aspects sécurité, une solution de type CMS ou e-commerce</text:p>
      <text:p text:style-name="P38">- Prendre en compte les contraintes des applications multilingues</text:p>
      <text:p text:style-name="P38">- Construire la structure du site</text:p>
      <text:p text:style-name="P38">- Utiliser un gabarit de mise en page fourni dans la solution installée</text:p>
      <text:p text:style-name="P38">- Installer un gabarit de mise en page externe</text:p>
      <text:p text:style-name="P38">- Réaliser un gabarit de mise en page spécifique</text:p>
      <text:p text:style-name="P38">- Rendre visible le site sur les moteurs de recherche avec les techniques de référencement naturel</text:p>
      <text:p text:style-name="P38">- Publier le site vitrine ou la boutique en ligne sur un serveur web</text:p>
      <text:p text:style-name="P38">- Respecter les règles orthographiques et grammaticales lors de la rédaction de documents</text:p>
      <text:p text:style-name="P7"/>
      <text:p text:style-name="P7"/>
      <text:p text:style-name="P36"><text:span text:style-name="T10">Niveau </text:span><text:span text:style-name="T11">3</text:span><text:span text:style-name="T10"> :</text:span></text:p>
      <text:p text:style-name="P8">Groupe d'actions à réaliser</text:p>
      <text:p text:style-name="P39">À partir d’un besoin client, installer, paramétrer ou maintenir une solution de gestion de contenu ou d’e- commerce afin de réaliser de manière facilitée un site vitrine ou une boutique en ligne, créer les différents comptes utilisateurs avec leurs droits et rôles dans le respect des règles de sécurité, créer ou adapter la structure du site ou de la boutique afin de permettre à l’utilisateur d’en gérer le contenu et d’en suivre l’activité. Personnaliser l’aspect visuel du site ou de la boutique afin de respecter la charte graphique du client et d’être adapté à l’équipement de l’utilisateur, y compris mobile, et à l’ensemble des navigateurs ciblés. Publier le site vitrine ou la boutique en ligne sur un serveur et le (la) rendre visible sur les moteurs de recherche. Pratiquer une veille technologique, y compris en anglais, pour résoudre un problème technique ou mettre en œuvre une nouvelle fonctionnalité ainsi que pour s’informer sur la sécurité informatique et les vulnérabilités connues. Partager le résultat de sa veille avec ses pairs.</text:p>
      <text:p text:style-name="P39"/>
      <text:p text:style-name="P8">Critères d'évaluation</text:p>
      <text:p text:style-name="P39">Le site est installé et paramétré conformément au besoin client Les comptes utilisateurs sont créés avec leurs droits et rôles dans le respect des règles de sécurité La structure du site est conforme au besoin client L’aspect visuel respecte la charte graphique du client et est adapté à l’équipement de l’utilisateur Le site est publié sur un serveur Le site respecte les règles de référencement naturel L’objet de la recherche est exprimé de manière précise en langue française ou anglaise La documentation technique liée aux technologies associées, en français ou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veille est effectué oralement ou par écrit avec ses pairs</text:p>
      <text:p text:style-name="P39"/>
      <text:p text:style-name="P39"/>
      <text:p text:style-name="P16"><text:span text:style-name="T26">5</text:span>- Créer une base de données</text:p>
      <text:p text:style-name="P33"/>
      <text:p text:style-name="P17">Niveau 1 :</text:p>
      <text:p text:style-name="P7">Groupe d'actions à réaliser</text:p>
      <text:p text:style-name="P38">A partir d'un schéma physique de données et dans le contexte d'un besoin client décrit, créer une base de données sur un SGBD désigné. Créer des utilisateurs pour cette base et leur attribuer des droits spécifiés. A partir de données dans un tableau, créer un script d'insertion de données. Être capable de justifier le choix relationnel ou non relationnel retenu à partir du contexte du besoin client. Recopier et utiliser des procédures de sauvegarde et de restauration de la BD.</text:p>
      <text:p text:style-name="P38"/>
      <text:p text:style-name="P38"/>
      <text:p text:style-name="P7"><text:soft-page-break/>Critères d'évaluation</text:p>
      <text:p text:style-name="P38">La BD est créée à l'aide d'un script sans erreur et les données sont insérées à l'aide d'un script sans erreur</text:p>
      <text:p text:style-name="P38"/>
      <text:p text:style-name="P38">La BD est conforme au modèle physique fournit et elle contient les données prévues après l’exécution des scripts</text:p>
      <text:p text:style-name="P38"/>
      <text:p text:style-name="P38">Les utilisateurs prévus ont bien accès à la BD avec les droits d'utilisation prévus</text:p>
      <text:p text:style-name="P38"/>
      <text:p text:style-name="P38">Les interrogations qui se sont posées lors de cette réalisation sont listées sur un document, avec les sources d'information qui ont permis d'y répondre (forums adaptés à la BD, tutoriel, doc de références)</text:p>
      <text:p text:style-name="P38"/>
      <text:p text:style-name="P36"><text:span text:style-name="T10">Niveau </text:span><text:span text:style-name="T11">2</text:span><text:span text:style-name="T10"> :</text:span></text:p>
      <text:p text:style-name="P8">Groupe d'actions à réaliser</text:p>
      <text:p text:style-name="P38">A partir d'un schéma existant dans le contexte d'un besoin client décrit, enrichir le schéma pour prendre en compte un nouveau besoin client.</text:p>
      <text:p text:style-name="P38"/>
      <text:p text:style-name="P38">Créer la base de données sur un SGBD désigné.</text:p>
      <text:p text:style-name="P38"/>
      <text:p text:style-name="P38">Créer des utilisateurs pour cette base et leur attribuer des droits spécifiés.</text:p>
      <text:p text:style-name="P38"/>
      <text:p text:style-name="P38">Créer un jeu données pour cette BD et créer un script pour insérer ces données.</text:p>
      <text:p text:style-name="P38"/>
      <text:p text:style-name="P38">Adapter et utiliser des procédures de sauvegarde et de restauration de la BD.</text:p>
      <text:p text:style-name="P38"/>
      <text:p text:style-name="P38"/>
      <text:p text:style-name="P7">Critères d'évaluation</text:p>
      <text:p text:style-name="P38">Le schéma physique est conforme aux nouveaux besoins clients.</text:p>
      <text:p text:style-name="P38"/>
      <text:p text:style-name="P38">La BD est conforme au schéma. La multiplicité des relations et le choix des type de donnée peut être décrite à l'oral ou à l'écrit.</text:p>
      <text:p text:style-name="P38"/>
      <text:p text:style-name="P36"><text:span text:style-name="T10">Niveau </text:span><text:span text:style-name="T11">3</text:span><text:span text:style-name="T10"> :</text:span></text:p>
      <text:p text:style-name="P8">Groupe d'actions à réaliser</text:p>
      <text:p text:style-name="P39">À partir d’une demande client nécessitant le stockage de données, organiser les données et définir un schéma physique. A l’aide d’un SGBD, écrire et exécuter le script de création de la base de données, insérer les données de test, définir les droits d'utilisation et prévoir les procédures de sauvegarde et de restauration de la base de données de test. Conformément à l’état de l’art de la sécurité et aux exigences de sécurité identifiées, exprimer le besoin de sécurité du SGDB afin de permettre l’élaboration d’une base de données sécurisée. Rechercher, en utilisant de la documentation en langue française ou anglaise, des solutions pertinentes pour la résolution de problèmes techniques et de nouveaux usages, notamment des bases de données non relationnelles. Partager le résultat de sa veille avec ses pairs.</text:p>
      <text:p text:style-name="P39"/>
      <text:p text:style-name="P8">Critères d'évaluation</text:p>
      <text:p text:style-name="P39">La base de données est conforme au schéma physique Le script de création de bases de données s’exécute sans erreurs</text:p>
      <text:p text:style-name="P39"/>
      <text:p text:style-name="P39">Le script d’insertion des données de test s’exécute sans erreurs</text:p>
      <text:p text:style-name="P39"/>
      <text:p text:style-name="P39">La base de données est disponible avec les droits d'accès prévus</text:p>
      <text:p text:style-name="P39"><text:soft-page-break/></text:p>
      <text:p text:style-name="P39">La base de données de test peut être restaurée en cas d'incident</text:p>
      <text:p text:style-name="P39"/>
      <text:p text:style-name="P39">Les besoins de sécurité du SGBD sont exprimés selon l’état de l’art et les exigences de sécurité identifiées</text:p>
      <text:p text:style-name="P39"/>
      <text:p text:style-name="P39">L’objet de la recherche est exprimé de manière précise en langue française ou anglaise</text:p>
      <text:p text:style-name="P39"/>
      <text:p text:style-name="P39">La documentation technique liée aux technologies associées, en français ou en anglais, est comprise (sans contre-sens, ...)</text:p>
      <text:p text:style-name="P39"/>
      <text:p text:style-name="P39">La démarche de recherche permet de trouver une solution à un problème technique</text:p>
      <text:p text:style-name="P39"/>
      <text:p text:style-name="P39">La démarche de recherche permet de résoudre un problème technique ou de mettre en œuvre une nouvelle fonctionnalité</text:p>
      <text:p text:style-name="P39"/>
      <text:p text:style-name="P39">Le partage du résultat de veille est effectué oralement ou par écrit avec ses pairs</text:p>
      <text:p text:style-name="P39"/>
      <text:p text:style-name="P16"><text:span text:style-name="T26">6</text:span>- Développer des composants d'accès aux données</text:p>
      <text:p text:style-name="P33"/>
      <text:p text:style-name="P17">Niveau 1 :</text:p>
      <text:p text:style-name="P7">Groupe d'actions à réaliser</text:p>
      <text:p text:style-name="P38">A partir d'une expression de besoin (mini cahier des charges) et d'un programme avec un composant d'accès aux données déjà existant :</text:p>
      <text:p text:style-name="P38">- J'adapte les requêtes de selection pour requêter mes données (changement du nom des tables ou des collections, changement du nom des attributs)</text:p>
      <text:p text:style-name="P38">- J'adapte les requêtes d'insertion ou de mise à jour de mes données (changement des valeurs, changement du nom des tables ou collections, changement du nom des attributs)</text:p>
      <text:p text:style-name="P38">- J'adapte les requêtes de suppression (changement du nom des tables ou collections, changement du nom des attributs)</text:p>
      <text:p text:style-name="P38"/>
      <text:p text:style-name="P38"/>
      <text:p text:style-name="P7">Critères d'évaluation</text:p>
      <text:p text:style-name="P38">Le programme embarquant le composant d'accès aux données est fonctionnel et respecte le mini cahier des charges :</text:p>
      <text:p text:style-name="P38">- Les requêtes sont syntaxiquement correctes</text:p>
      <text:p text:style-name="P38">- Les requêtes sont fonctionnellement correctes (ex : pas de suppression de toute une table par oubli de paramètre)</text:p>
      <text:p text:style-name="P38"/>
      <text:p text:style-name="P36"><text:span text:style-name="T10">Niveau </text:span><text:span text:style-name="T11">2</text:span><text:span text:style-name="T10"> :</text:span></text:p>
      <text:p text:style-name="P8">Groupe d'actions à réaliser</text:p>
      <text:p text:style-name="P39">A partir d'une expression de besoin (mini cahier des charges) et d'un programme avec au moins un composant d'accès aux données déjà existant :</text:p>
      <text:p text:style-name="P39">- J'ajoute des requêtes de selection pour requêter mes données</text:p>
      <text:p text:style-name="P39">- J'ajoute des requêtes d'insertion ou de mise à jour de mes données</text:p>
      <text:p text:style-name="P39">- J'aoute des requêtes de suppression</text:p>
      <text:p text:style-name="P39">- Je crée de nouveau composants d'accès aux données</text:p>
      <text:p text:style-name="P39">- J'organise mes composants d'accès aux données de manière logique (ex : un composant d'accès par type de données)</text:p>
      <text:p text:style-name="P39">- Je stocke mes données venant de la source de données sous forme d'objet</text:p>
      <text:p text:style-name="P39"/>
      <text:p text:style-name="P39"/>
      <text:p text:style-name="P8"><text:soft-page-break/>Critères d'évaluation</text:p>
      <text:p text:style-name="P39">Le programme embarquant les composants d'accès aux données est fonctionnel et respecte le mini cahier des charges :</text:p>
      <text:p text:style-name="P39">- Les requêtes sont syntaxiquement correctes</text:p>
      <text:p text:style-name="P39">- Les requêtes sont fonctionnellement correctes (ex : pas de suppression de toute une table par oubli de paramètre)</text:p>
      <text:p text:style-name="P39">- Les nouveaux composants d'accès aux données sont organisé de manière logique</text:p>
      <text:p text:style-name="P39">- Les données sont récupérées et stockées sous forme d'objet</text:p>
      <text:p text:style-name="P36"><text:span text:style-name="T10">Niveau </text:span><text:span text:style-name="T11">3</text:span><text:span text:style-name="T10"> :</text:span></text:p>
      <text:p text:style-name="P8">Groupe d'actions à réaliser</text:p>
      <text:p text:style-name="P39">À partir du dossier de conception technique et d’une bibliothèque d’objets spécialisés dans l’accès aux données, coder, tester et documenter les composants d'accès aux données stockées dans une base de données afin d’opérer des sélections et des mises à jour de données nécessaires à une application informatique et de façon sécurisée. Rechercher, éventuellement en langue anglaise, des solutions innovantes et pertinentes pour la résolution de problèmes techniques et de nouveaux usages, notamment d'accès aux données non relationnelles. Pratiquer une veille technologique sur la sécurité informatique et les vulnérabilités connues. Partager le résultat de sa recherche ou de sa veille avec ses pairs.</text:p>
      <text:p text:style-name="P39"/>
      <text:p text:style-name="P39">Cette compétence s'exerce seul ou en équipe et concerne le développement de la partie persistance de l'application. Le développement des composants s’effectue à partir d'un environnement de développement intégré, supportant un langage objet en liaison avec une base de données relationnelles ou non relationnelles. L'accès aux données passe par l'utilisation d’un logiciel d’interface (middleware). Les données peuvent être dans un contexte de base de données relationnelles ou non relationnelles.</text:p>
      <text:p text:style-name="P39"/>
      <text:p text:style-name="P39"/>
      <text:p text:style-name="P8">Critères d'évaluation</text:p>
      <text:p text:style-name="P39">Les traitements relatifs aux manipulations des données répondent aux fonctionnalités décrites dans le dossier de conception technique Un test unitaire est associé à chaque composant, avec une double approche fonctionnelle et sécurité Le code source des composants est documenté ou auto-documenté Les composants d’accès à la base de données suivent les règles de sécurisation reconnues La sécurité des composants d’accès se fonde sur les mécanismes de sécurité du SGBD L’objet de la recherche est exprimé de manière précise en langue française ou anglaise La documentation technique liée aux technologies associées, en français ou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veille est effectué oralement ou par écrit avec ses pairs.</text:p>
      <text:p text:style-name="P39"/>
      <text:p text:style-name="P16"><text:span text:style-name="T26">7</text:span>- Développer la partie back-end d’une application web ou web mobile</text:p>
      <text:p text:style-name="P33"/>
      <text:p text:style-name="P17">Niveau 1 :</text:p>
      <text:p text:style-name="P7">Groupe d'actions à réaliser</text:p>
      <text:p text:style-name="P38">À partir des fonctionnalités décrites dans le dossier de conception technique, et dans le respect des bonnes pratiques de développement et de sécurisation d'application web, coder, tester et documenter les traitements côté serveur, afin d’assurer la collecte, le traitement et la restitution d’informations numériques. Publier l’application web sur un serveur. Pratiquer une veille technologique, y compris en anglais, pour résoudre un problème technique ou mettre en œuvre une nouvelle fonctionnalité ainsi que pour s’informer sur la sécurité informatique et les vulnérabilités connues. Partager le résultat de sa veille avec ses pairs.</text:p>
      <text:p text:style-name="P38"/>
      <text:p text:style-name="P7"><text:soft-page-break/>Critères d'évaluation</text:p>
      <text:p text:style-name="P38">Les bonnes pratiques de développement sont respectées Les composants serveur contribuent à la sécurité de l’application Le code source des composants est documenté ou auto-documenté Les tests garantissent que les traitements serveurs répondent aux fonctionnalités décrites dans le dossier de conception technique Les tests de sécurité suivent un plan reconnu par la profession L'application web est publiée sur un serveur L’objet de la recherche est exprimé de manière précise en langue française ou anglaise La documentation technique liée aux technologies associées, y compris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recherche et de veille est effectué, oralement ou par écrit, avec ses pairs.</text:p>
      <text:p text:style-name="P38"/>
      <text:p text:style-name="P16"><text:span text:style-name="T26">8</text:span>- Élaborer des composants de gestion de contenus</text:p>
      <text:p text:style-name="P33"/>
      <text:p text:style-name="P17">Niveau 1 :</text:p>
      <text:p text:style-name="P7">Groupe d'actions à réaliser</text:p>
      <text:p text:style-name="P38">Groupe d'actions à réaliser</text:p>
      <text:p text:style-name="P38">À partir d'un site existant développé à l'aide d'une solution de gestion de contenu ou e-commerce, créer une copie local et effectuer des achats tests.</text:p>
      <text:p text:style-name="P38">Modifier un plugin e-commerce (génération de facture, ...) au bon emplacement (thème).</text:p>
      <text:p text:style-name="P38">Créer des comptes utilisateurs 'clients' et 'administrateurs' pour effectuer des jeux de tests.</text:p>
      <text:p text:style-name="P38"/>
      <text:p text:style-name="P7">Critères d'évaluation</text:p>
      <text:p text:style-name="P38">- Les bonnes pratiques de développement objet sont respectées</text:p>
      <text:p text:style-name="P38">- Les composants complémentaires ou réalisés s’intègrent dans l’environnement de l’application</text:p>
      <text:p text:style-name="P38">- Les composants serveur contribuent à la sécurité de l’application</text:p>
      <text:p text:style-name="P38"/>
      <text:p text:style-name="P36"><text:span text:style-name="T10">Niveau </text:span><text:span text:style-name="T11">2</text:span><text:span text:style-name="T10"> :</text:span></text:p>
      <text:p text:style-name="P8">Groupe d'actions à réaliser</text:p>
      <text:p text:style-name="P39">À partir d'un site existant développé à l'aide d'une solution de gestion de contenu ou e-commerce, créer son propre plugin en s'aidant d'un plugin existant. Le plugin devra respecter les spécificités fonctionnelles.</text:p>
      <text:p text:style-name="P39"/>
      <text:p text:style-name="P8">Critères d'évaluation</text:p>
      <text:p text:style-name="P39">- Les bonnes pratiques de développement objet sont respectées</text:p>
      <text:p text:style-name="P39">- Les composants complémentaires ou réalisés s’intègrent dans l’environnement de l’application</text:p>
      <text:p text:style-name="P39">- Les composants serveur contribuent à la sécurité de l’application</text:p>
      <text:p text:style-name="P39"/>
      <text:p text:style-name="P36"><text:span text:style-name="T10">Niveau </text:span><text:span text:style-name="T11">3</text:span><text:span text:style-name="T10"> :</text:span></text:p>
      <text:p text:style-name="P8">Groupe d'actions à réaliser</text:p>
      <text:p text:style-name="P40">À partir du cahier des charges fonctionnel et du système de gestion de contenu ou d'e-commerce, dans le respect des bonnes pratiques de développement, de la solution logicielle, intégrer ou coder, tester et documenter des modules complémentaires afin de rendre le site web adapté aux besoins des utilisateurs, en respectant à chaque étape l’état de l’art de la sécurité informatique. Publier l’application web sur un serveur. Pratiquer une veille technologique, y compris en anglais, pour résoudre un problème technique ou mettre en œuvre une nouvelle fonctionnalité ainsi que pour s’informer sur la sécurité informatique et les vulnérabilités connues. Partager le résultat de sa veille avec ses pairs.</text:p>
      <text:p text:style-name="P40"/>
      <text:p text:style-name="P9">Critères d'évaluation</text:p>
      <text:p text:style-name="P40">Les bonnes pratiques de développement objet sont respectées Les composants complémentaires ou réalisés s’intègrent dans l’environnement de l’application Les composants serveur contribuent à la <text:soft-page-break/>sécurité de l’application Le code source des composants est documenté ou auto-documenté Les tests garantissent que les traitements serveurs répondent aux fonctionnalités décrites dans le cahier des charges Les tests de sécurité suivent un plan reconnu par la profession L'application web est publiée sur un serveur L’objet de la recherche est exprimé de manière précise en langue française ou anglaise La documentation technique liée aux technologies associées, y compris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recherche et de veille est effectué, oralement ou par écrit, avec ses pairs.</text:p>
      <text:p text:style-name="P8"/>
      <text:p text:style-name="P27"><text:span text:style-name="T1">1.2<text:tab/>P</text:span>résentation de <text:span text:style-name="T6">Samane Corporation</text:span></text:p>
      <text:p text:style-name="P27"/>
      <text:p text:style-name="P27">Samane corporation est une société de développement et d’ingénierie informatique composée d’une équipe de jeunes professionnels passionnants et passionnés du web et de la communication . Basée à Dakar, au Sénégal, la <text:span text:style-name="T22">société</text:span> offre des services web sur le plan national et international d’une qualité à la hauteur des exigences de sa clientèle . Vous êtes une agence web en terre africaine ou européenne. SAMANE CORPORATION reste une alternative sûre pour la sous-traitance de vos projets de <text:s/>développement ou de <text:span text:style-name="T22">web marketing</text:span> à moindre coût et avec une qualité de service indiscutable.</text:p>
      <text:p text:style-name="P27"/>
      <text:p text:style-name="P5">Les services</text:p>
      <text:p text:style-name="P27">Nous créons ce que nos clients aiment et c’est pour cela que vous allez nous aimer ! Originalité, modernité… mais aussi dimension humaine, respect et transparence. De la conception à la livraison de votre projet, nous sommes à vos côtés pour vous fournir les clefs de votre réussite. SAMANE CORPORATION vous propose ses services dans des domaines très variés :</text:p>
      <text:p text:style-name="P27">DÉVELOPPEMENT DE SITE WEB</text:p>
      <text:p text:style-name="P27">Avec un site web responsive, plus besoin de développer une version normale et une version mobile de son site internet. Un seul site s’adapte à toutes les résolutions d’écran et tous les appareils.En effet, un seul site veut dire moins de temps et d’argent passé dans sa conception et sa maintenance.</text:p>
      <text:p text:style-name="P27"/>
      <text:p text:style-name="P18">DÉVELOPPEMENT D'APPLICATIONS WEB</text:p>
      <text:p text:style-name="P27">Notre équipe élabore des stratégies webmarketing, conçoit et développe des sites Web et des applications Web personnalisés pour les entreprises .</text:p>
      <text:p text:style-name="P27"/>
      <text:p text:style-name="P18">DÉVELOPPEMENT D'APPLICATIONS MOBILES</text:p>
      <text:p text:style-name="P27">Nous collaborons ainsi à la transformation de vos idées en réalité. Nous développons des applications pour TPE, PME et ETI.Nous utilisons les technologies digitales les plus récentes pour concevoir vos apps IOS et Android.</text:p>
      <text:p text:style-name="P27"/>
      <text:p text:style-name="P18">ACCOMPAGNEMENT DIGITAL</text:p>
      <text:p text:style-name="P27">Une fois la réalisation du projet terminée il est nécessaire, de le faire connaitre, d’affirmer votre présence sur la toile, c’est la ou intervient le marketing digital, il est là pour faire venir à vous les internautes et les transformer en clients.</text:p>
      <text:p text:style-name="P27"/>
      <text:p text:style-name="P18">DESIGN ET ART GRAPHIQUE</text:p>
      <text:p text:style-name="P27">Du print au web SAMANE CORPORATION conçoit et mets en place vos besoins de communication globale, l’agence vous apporte des solutions de communication pour tous vos projets, de la conception à la réalisation, qu’il s’agisse de création ou de refonte.</text:p>
      <text:p text:style-name="P27"/>
      <text:p text:style-name="P18">DATA SCIENCE</text:p>
      <text:p text:style-name="P27">Notre équipe vous gère toutes les étapes d’un projet de data (science, architecture, gouvernance), depuis l’analyse exploratoire à l’industrialisation d’outils d’IA et de machine learning</text:p>
      <text:p text:style-name="P25"><text:soft-page-break/><text:span text:style-name="T1">1.3<text:tab/>P</text:span>résentation du cahier des charges du projet, problématique <text:span text:style-name="T6">et</text:span> objectifs</text:p>
      <text:p text:style-name="P25"/>
      <text:p text:style-name="P45">Afin de mieux gérer <text:span text:style-name="T27">l</text:span>es activités de leurs hôtels, le réseau des hôtels fleur de lys souhaite disposer de leur propre application. <text:span text:style-name="T27">C’est ainsi qu’un cahier des charges nous a été soumis pour la réalisation de l’application.</text:span></text:p>
      <text:p text:style-name="P46">Ce cahier des charges est découpé en différents modules que sont : </text:p>
      <text:p text:style-name="P46"/>
      <text:p text:style-name="P46">Gestion des utilisateurs <text:span text:style-name="T28">et des rôles</text:span></text:p>
      <text:p text:style-name="P47">Gestion des fournisseurs</text:p>
      <text:p text:style-name="P46">Gestion des clients</text:p>
      <text:p text:style-name="P46">Gestion des rendez-vous</text:p>
      <text:p text:style-name="P46">Gestion des prestations</text:p>
      <text:p text:style-name="P46">Gestion du stock</text:p>
      <text:p text:style-name="P46">Gestion des encaissements</text:p>
      <text:p text:style-name="P46">Gestion des opérations</text:p>
      <text:p text:style-name="P46">Gestion de la caisse</text:p>
      <text:p text:style-name="P46">Gestion des moyens de paiement</text:p>
      <text:p text:style-name="P46">Gestion des paramètres</text:p>
      <text:p text:style-name="P46">Gestion des historiques</text:p>
      <text:p text:style-name="P46">Gestion des équipements</text:p>
      <text:p text:style-name="P45"/>
      <text:p text:style-name="P48">Le client veut une application pour gérer les activités de leurs hôtel telles que les prestations (rendez-vous pour des soins de massages) et la vente de produit.</text:p>
      <text:p text:style-name="P48"/>
      <text:p text:style-name="P19">Gestion des utilisateurs <text:span text:style-name="T28">et des rôles</text:span></text:p>
      <text:p text:style-name="P43">la plateforme doit permettre de créer des utilisateurs qui peuvent avoir un ou plusieurs rôles. En fonction de leurs rôles, les utilisateurs pourront effectuer certaines tâches que d’autres ne pourront pas faire. Les différents utilisateurs qui interviendront dans l’application <text:span text:style-name="T29">ainsi que leurs rôles</text:span> sont :</text:p>
      <text:p text:style-name="P43"/>
      <text:p text:style-name="P43"><text:span text:style-name="T7">SUPERVISEUR</text:span> : gestion des <text:span text:style-name="T31">rendez-vous</text:span>, des équipes (intervenants), gestion de la caisse, gestion des prestations</text:p>
      <text:p text:style-name="P43"><text:span text:style-name="T7">CAISSIER</text:span>(E) : gestion des opérations de caisse, <text:span text:style-name="T31">gestion de la </text:span>caisse et journée <text:span text:style-name="T31">caisse</text:span>, prestations</text:p>
      <text:p text:style-name="P43"><text:span text:style-name="T12">ÉCONOME</text:span> : Gestion des fournisseurs, Gestion de stock, inventaire, produits, approvisionnement,</text:p>
      <text:p text:style-name="P43"><text:span text:style-name="T12">CONTRÔLEUR</text:span> : contrôle les opérations de caisse, les sorties (ventes), les ent<text:span text:style-name="T32">r</text:span>ées, main courante.</text:p>
      <text:p text:style-name="P43"><text:span text:style-name="T7">SUPPORT</text:span> : maintenance, configuration, corrections.</text:p>
      <text:p text:style-name="P43"><text:span text:style-name="T7">ADMINISTRATEUR</text:span> : Full options, <text:span text:style-name="T30">il peut tout faire.</text:span></text:p>
      <text:p text:style-name="P43"/>
      <text:p text:style-name="P19">Gestion des fournisseurs</text:p>
      <text:p text:style-name="P51">Les produits utiliser peuvent être fournit par différents fournisseurs et c’est le rôle de l’économe <text:span text:style-name="T33">de gérer les fournisseurs. Il peut ajouter des fournisseurs, supprimer et les modifier.</text:span></text:p>
      <text:p text:style-name="P42"/>
      <text:p text:style-name="P19">Gestion des clients</text:p>
      <text:p text:style-name="P53">Les clients n’interviennent pas dans l’application mais y sont ajouter lors dune prise de rendez-vous <text:s/>pour une prestation et d’une commande s’ils n’existent pas dans la base de données.</text:p>
      <text:p text:style-name="P42"/>
      <text:p text:style-name="P19">Gestion des rendez-vous</text:p>
      <text:p text:style-name="P53">Les rendez-vous doivent être gérer sur une interface calendrier qui <text:span text:style-name="T34">affiche tous les rendez-vous. Ce calendrier doit permettre d’ajouter des rendez-vous lorsqu’on clic sur une date. Dans un rendez-vous on <text:s/>peut avoir plusieurs prestations. Pour chaque rendez-vous un ticket doit être générer. Ce ticket peut être payé immédiatement, mise en attente pour les clients entreprise où transférer vers la facture du client s’il est hébergé dans l’hôtel.</text:span></text:p>
      <text:p text:style-name="P54"><text:soft-page-break/>Lors de la création d’un rendez-vous la somme totale des prestations est calculée automatiquement et affichée sur le ticket à générer. </text:p>
      <text:p text:style-name="P54"/>
      <text:p text:style-name="P42"/>
      <text:p text:style-name="P19">Gestion des prestations</text:p>
      <text:p text:style-name="P42"/>
      <text:p text:style-name="P42"/>
      <text:p text:style-name="P42"/>
      <text:p text:style-name="P19">Gestion du stock</text:p>
      <text:p text:style-name="P42"/>
      <text:p text:style-name="P19">Gestion des encaissements</text:p>
      <text:p text:style-name="P42"/>
      <text:p text:style-name="P19">Gestion des opérations</text:p>
      <text:p text:style-name="P42"/>
      <text:p text:style-name="P19">Gestion de la caisse</text:p>
      <text:p text:style-name="P42"/>
      <text:p text:style-name="P19">Gestion des moyens de paiement</text:p>
      <text:p text:style-name="P42"/>
      <text:p text:style-name="P19">Gestion des paramètres</text:p>
      <text:p text:style-name="P42"/>
      <text:p text:style-name="P19">Gestion des historiques</text:p>
      <text:p text:style-name="P42"/>
      <text:p text:style-name="P19">Gestion des équipements</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3T23:00:00.571242263</meta:creation-date>
    <dc:date>2021-06-03T12:02:22.174544893</dc:date>
    <meta:editing-duration>PT3H23M46S</meta:editing-duration>
    <meta:editing-cycles>6</meta:editing-cycles>
    <meta:generator>LibreOffice/6.0.7.3$Linux_X86_64 LibreOffice_project/00m0$Build-3</meta:generator>
    <meta:document-statistic meta:table-count="0" meta:image-count="0" meta:object-count="0" meta:page-count="14" meta:paragraph-count="307" meta:word-count="5763" meta:character-count="37538" meta:non-whitespace-character-count="32042"/>
  </office:meta>
</office:document-meta>
</file>